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3fcbd4" officeooo:paragraph-rsid="003fcbd4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402f87" officeooo:paragraph-rsid="00402f87"/>
    </style:style>
    <style:style style:name="P38" style:family="paragraph" style:parent-style-name="Text_20_body" style:list-style-name="L1">
      <style:paragraph-properties fo:margin-top="0in" fo:margin-bottom="0in" loext:contextual-spacing="false"/>
    </style:style>
    <style:style style:name="P39" style:family="paragraph" style:parent-style-name="Text_20_body" style:list-style-name="L2">
      <style:paragraph-properties fo:margin-top="0in" fo:margin-bottom="0in" loext:contextual-spacing="false"/>
    </style:style>
    <style:style style:name="P40" style:family="paragraph" style:parent-style-name="Text_20_body" style:list-style-name="L3">
      <style:paragraph-properties fo:margin-top="0in" fo:margin-bottom="0in" loext:contextual-spacing="false"/>
    </style:style>
    <style:style style:name="P41" style:family="paragraph" style:parent-style-name="Text_20_body" style:list-style-name="L4">
      <style:paragraph-properties fo:margin-top="0in" fo:margin-bottom="0in" loext:contextual-spacing="false"/>
    </style:style>
    <style:style style:name="P42" style:family="paragraph" style:parent-style-name="Text_20_body" style:list-style-name="L5">
      <style:paragraph-properties fo:margin-top="0in" fo:margin-bottom="0in" loext:contextual-spacing="false"/>
    </style:style>
    <style:style style:name="P43" style:family="paragraph" style:parent-style-name="Text_20_body">
      <style:paragraph-properties fo:margin-top="0in" fo:margin-bottom="0in" loext:contextual-spacing="false"/>
      <style:text-properties officeooo:rsid="00402f87" officeooo:paragraph-rsid="00402f87"/>
    </style:style>
    <style:style style:name="P44" style:family="paragraph" style:parent-style-name="Text_20_body">
      <style:paragraph-properties fo:margin-top="0in" fo:margin-bottom="0in" loext:contextual-spacing="false"/>
      <style:text-properties officeooo:rsid="004401d2" officeooo:paragraph-rsid="004401d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officeooo:rsid="00062414"/>
    </style:style>
    <style:style style:name="T7" style:family="text">
      <style:text-properties officeooo:rsid="000b3d57"/>
    </style:style>
    <style:style style:name="T8" style:family="text">
      <style:text-properties officeooo:rsid="000b3e5b"/>
    </style:style>
    <style:style style:name="T9" style:family="text">
      <style:text-properties officeooo:rsid="000c34af"/>
    </style:style>
    <style:style style:name="T10" style:family="text">
      <style:text-properties officeooo:rsid="000fb792"/>
    </style:style>
    <style:style style:name="T11" style:family="text">
      <style:text-properties officeooo:rsid="00140d52"/>
    </style:style>
    <style:style style:name="T12" style:family="text">
      <style:text-properties officeooo:rsid="00171c52"/>
    </style:style>
    <style:style style:name="T13" style:family="text">
      <style:text-properties officeooo:rsid="0018a752"/>
    </style:style>
    <style:style style:name="T14" style:family="text">
      <style:text-properties officeooo:rsid="001af6c9"/>
    </style:style>
    <style:style style:name="T15" style:family="text">
      <style:text-properties officeooo:rsid="001bd6d3"/>
    </style:style>
    <style:style style:name="T16" style:family="text">
      <style:text-properties officeooo:rsid="001cf6bb"/>
    </style:style>
    <style:style style:name="T17" style:family="text">
      <style:text-properties officeooo:rsid="00254095"/>
    </style:style>
    <style:style style:name="T18" style:family="text">
      <style:text-properties officeooo:rsid="0025fd92"/>
    </style:style>
    <style:style style:name="T19" style:family="text">
      <style:text-properties officeooo:rsid="0027106f"/>
    </style:style>
    <style:style style:name="T20" style:family="text">
      <style:text-properties officeooo:rsid="00289abd"/>
    </style:style>
    <style:style style:name="T21" style:family="text">
      <style:text-properties officeooo:rsid="002a70c4"/>
    </style:style>
    <style:style style:name="T22" style:family="text">
      <style:text-properties officeooo:rsid="002cf626"/>
    </style:style>
    <style:style style:name="T23" style:family="text">
      <style:text-properties officeooo:rsid="0034ff7b"/>
    </style:style>
    <style:style style:name="T24" style:family="text">
      <style:text-properties fo:color="#336699" style:text-line-through-style="none" style:text-line-through-type="none" style:text-underline-style="none" style:text-blinking="false"/>
    </style:style>
    <style:style style:name="T25" style:family="text">
      <style:text-properties officeooo:rsid="00385975"/>
    </style:style>
    <style:style style:name="T26" style:family="text">
      <style:text-properties officeooo:rsid="0038e774"/>
    </style:style>
    <style:style style:name="T27" style:family="text">
      <style:text-properties officeooo:rsid="003c9283"/>
    </style:style>
    <style:style style:name="T28" style:family="text">
      <style:text-properties officeooo:rsid="003e6a11"/>
    </style:style>
    <style:style style:name="T29" style:family="text">
      <style:text-properties style:text-position="0% 100%"/>
    </style:style>
    <style:style style:name="T30" style:family="text">
      <style:text-properties officeooo:rsid="00419675"/>
    </style:style>
    <style:style style:name="T31" style:family="text">
      <style:text-properties officeooo:rsid="0042fb20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2fb20" style:font-style-asian="italic" style:font-style-complex="italic"/>
    </style:style>
    <style:style style:name="T34" style:family="text">
      <style:text-properties fo:font-style="italic" officeooo:rsid="004593c4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6">( </text:span><text:a xlink:type="simple" xlink:href="https://docs.opencv.org/4.x/d0/d3d/tutorial_general_install.html" text:style-name="Internet_20_link" text:visited-style-name="Visited_20_Internet_20_Link"><text:span text:style-name="T6">https://docs.opencv.org/4.x/d0/d3d/tutorial_general_install.html</text:span></text:a><text:span text:style-name="T6">)</text:span></text:p>
      <text:p text:style-name="P1"/>
      <text:p text:style-name="P2">(1)Install Cmake: <text:span text:style-name="T7">sudo apt install cmake <text:s/></text:span></text:p>
      <text:p text:style-name="P3"><text:span text:style-name="T8">(2)Install git: (</text:span>If you’re on a Debian-based distribution, such as Ubuntu, try <text:span text:style-name="Source_20_Text">apt</text:span><text:span text:style-name="T8">)</text:span></text:p>
      <text:p text:style-name="P5"><text:span text:style-name="T9">(3)</text:span>To clone repositories run the following commands in console:</text:p>
      <text:p text:style-name="P4">git clone https://github.com/opencv/opencv</text:p>
      <text:p text:style-name="Standard">git -C opencv checkout <text:s/><text:span text:style-name="T11">4.</text:span><text:span text:style-name="T12">5</text:span><text:span text:style-name="T11">.0</text:span></text:p>
      <text:p text:style-name="Standard"># optionally</text:p>
      <text:p text:style-name="Standard">git clone https://github.com/opencv/opencv_contrib.<text:span text:style-name="T10">git</text:span></text:p>
      <text:p text:style-name="Standard">git -C opencv_contrib checkout <text:s/><text:span text:style-name="T11">4.</text:span><text:span text:style-name="T13">5</text:span><text:span text:style-name="T11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4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4">(2)</text:span>下载OpenCV 4.5.0源文件</text:p>
      <text:p text:style-name="P12"><text:span text:style-name="T15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6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5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7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8">！</text:span></text:span></text:p>
      <text:p text:style-name="P16"><text:span text:style-name="Source_20_Text"/></text:p>
      <text:p text:style-name="P17"><text:span text:style-name="Source_20_Text"><text:span text:style-name="T19">10</text:span></text:span><text:span text:style-name="Source_20_Text"><text:span text:style-name="T2">th</text:span></text:span><text:span text:style-name="Source_20_Text"><text:span text:style-name="T19"> Feb. 2023</text:span></text:span></text:p>
      <text:p text:style-name="P17"><text:span text:style-name="Source_20_Text"><text:span text:style-name="T19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20">15</text:span></text:span><text:span text:style-name="Source_20_Text"><text:span text:style-name="T3">th</text:span></text:span><text:span text:style-name="Source_20_Text"><text:span text:style-name="T20"> Feb. 2023</text:span></text:span></text:p>
      <text:p text:style-name="P18"><text:span text:style-name="Source_20_Text"><text:span text:style-name="T20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20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1">16</text:span></text:span><text:span text:style-name="Source_20_Text"><text:span text:style-name="T4">th</text:span></text:span><text:span text:style-name="Source_20_Text"><text:span text:style-name="T21">. Feb. 2023</text:span></text:span></text:p>
      <text:p text:style-name="P19"><text:span text:style-name="Source_20_Text"><text:span text:style-name="T21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1">anaconda的虚拟环境。</text:span></text:span></text:p>
      <text:p text:style-name="P10"><text:span text:style-name="Source_20_Text"/></text:p>
      <text:p text:style-name="P11"><text:span text:style-name="Source_20_Text"><text:span text:style-name="T22">21th Feb. 2023</text:span></text:span></text:p>
      <text:p text:style-name="P20"><text:span text:style-name="Source_20_Text"><text:span text:style-name="T22">1.linux 下的c++开发环境（之一）：</text:span></text:span></text:p>
      <text:p text:style-name="P20"><text:span text:style-name="Source_20_Text"><text:s text:c="5"/>编辑：vim</text:span></text:p>
      <text:list xml:id="list292529150" text:style-name="L1">
        <text:list-item>
          <text:p text:style-name="P38">构建：基于scons构造了一套整合thrift、gcc、cpplint的编译环境</text:p>
        </text:list-item>
      </text:list>
      <text:list xml:id="list107756236" text:style-name="L2">
        <text:list-item>
          <text:p text:style-name="P39">自动构建：Jenkins（hudson）</text:p>
        </text:list-item>
      </text:list>
      <text:list xml:id="list3861031627" text:style-name="L3">
        <text:list-item>
          <text:p text:style-name="P40">调试：线上google-breakpad，线下gdb。<text:line-break/>开源chromium里的logging模块<text:line-break/>valgrind</text:p>
        </text:list-item>
      </text:list>
      <text:list xml:id="list2430143324" text:style-name="L4">
        <text:list-item>
          <text:p text:style-name="P41">版本控制：svn、git</text:p>
        </text:list-item>
      </text:list>
      <text:list xml:id="list1656553218" text:style-name="L5">
        <text:list-item>
          <text:p text:style-name="P42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3">opencv4的安装情况</text:span></text:a><text:span text:style-name="T23">。</text:span></text:p>
      <text:p text:style-name="P29">详见<text:span text:style-name="T23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2"><text:span text:style-name="T25">1.下载了uml tool ,</text:span><text:a xlink:type="simple" xlink:href="http://www.visual-paradigm.com/product/vpuml/editions/community.jsp" text:style-name="Internet_20_link" text:visited-style-name="Visited_20_Internet_20_Link"><text:span text:style-name="T24">Visual paradigm – community</text:span></text:a><text:span text:style-name="T25">(ref: </text:span><text:a xlink:type="simple" xlink:href="https://www.visual-paradigm.com/download/community.jsp?platform=linux&amp;arch=64bit" text:style-name="Internet_20_link" text:visited-style-name="Visited_20_Internet_20_Link"><text:span text:style-name="T25">https://www.visual-paradigm.com/download/community.jsp?platform=linux&amp;arch=64bit</text:span></text:a><text:span text:style-name="T25">)</text:span></text:p>
      <text:p text:style-name="P32"/>
      <text:p text:style-name="P33">14<text:span text:style-name="T1">th</text:span> Apr. 23</text:p>
      <text:p text:style-name="P33">1. Install goolgetest:</text:p>
      <text:p text:style-name="P33">(1)download :</text:p>
      <text:p text:style-name="P34"><text:s/><text:span text:style-name="T26">git clone </text:span><text:a xlink:type="simple" xlink:href="https://github.com/google/googletest.git" text:style-name="Internet_20_link" text:visited-style-name="Visited_20_Internet_20_Link"><text:span text:style-name="T26">https://github.com/google/googletest.git</text:span></text:a></text:p>
      <text:p text:style-name="P33">(2) cmake .</text:p>
      <text:p text:style-name="P33">(3) make</text:p>
      <text:p text:style-name="P33">(4) sudo make install</text:p>
      <text:p text:style-name="P33">ok.</text:p>
      <text:p text:style-name="P35">test it <text:span text:style-name="T27">(g++ test.cpp -o test -lgtest -lpthread <text:s/>或者 </text:span><text:span text:style-name="T28">g++ test.cpp -o test -lgtest -pthread</text:span><text:span text:style-name="T27">)</text:span>,worked.</text:p>
      <text:p text:style-name="P35"/>
      <text:p text:style-name="P36">18<text:span text:style-name="T1">th</text:span> <text:s/>Apr. 23</text:p>
      <text:p text:style-name="P36">1.codeblocks 的management 面板在view 菜单中文件，管理文件在Management面板的Projects 中。</text:p>
      <text:p text:style-name="P36"/>
      <text:p text:style-name="P37">19<text:span text:style-name="T1">th</text:span> Apr. 23</text:p>
      <text:p text:style-name="P37">1.为<text:span text:style-name="T30">cat_fish项目</text:span>配置<text:span text:style-name="T30">OpenCV环境。</text:span><text:span text:style-name="T31">Project build option→Linker settings→/usr/local/lib中的相关静态链接库（*.so）, Search directories→Compiler : </text:span><text:span text:style-name="T33"><text:s/>usr/local/include/openc4 <text:s/>和 usr/local/include/opencv4/opencv2, <text:s/>Search directories→Linker: usr/local/lib。</text:span></text:p>
      <text:p text:style-name="P37"><text:span text:style-name="T33"/></text:p>
      <text:p text:style-name="P44"><text:span text:style-name="T33">2</text:span><text:span text:style-name="T32">7</text:span><text:span text:style-name="T5">th</text:span><text:span text:style-name="T32"> Apr. <text:s/>2023</text:span></text:p>
      <text:p text:style-name="P44"><text:span text:style-name="T32">1.在codeblocks中找不到opencv的文件了。新建一个试试</text:span><text:span text:style-name="T34">。</text:span></text:p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4-27T15:48:55.249980211</dc:date>
    <meta:editing-duration>PT16H15M7S</meta:editing-duration>
    <meta:editing-cycles>49</meta:editing-cycles>
    <meta:document-statistic meta:table-count="0" meta:image-count="0" meta:object-count="0" meta:page-count="3" meta:paragraph-count="98" meta:word-count="1091" meta:character-count="3463" meta:non-whitespace-character-count="3235"/>
  </office:meta>
</office:document-meta>
</file>